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ArialMT" fo:font-size="12pt" style:font-name-asian="ArialMT" style:font-size-asian="12pt" style:font-name-complex="ArialMT" style:font-size-complex="12pt"/>
    </style:style>
    <style:style style:name="T2" style:family="text">
      <style:text-properties style:font-name="Times New Roman" fo:font-size="12pt" style:font-name-asian="ArialMT" style:font-size-asian="12pt" style:font-name-complex="ArialM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llenliste</text:p>
      <text:p text:style-name="Standard">Polytechnic of Namibia <text:s/>[polytechnic.edu.na]</text:p>
      <text:p text:style-name="Standard">Hin-/Rückflug [flug.de / airberlin.com]</text:p>
      <text:p text:style-name="Standard">Beratung: Prof. Roth</text:p>
      <text:p text:style-name="Standard">Erfahrungsbericht: <text:span text:style-name="T2">Alexander Reiß und Sascha Steinberg [Erfahrungsbericht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3:24:52.42</meta:creation-date>
    <meta:document-statistic meta:table-count="0" meta:image-count="0" meta:object-count="0" meta:page-count="1" meta:paragraph-count="5" meta:word-count="19" meta:character-count="189"/>
    <dc:date>2012-06-25T13:30:53.75</dc:date>
    <meta:editing-duration>PT6M1S</meta:editing-duration>
    <meta:editing-cycles>1</meta:editing-cycles>
    <meta:generator>OpenOffice.org/3.4$Win32 OpenOffice.org_project/340m1$Build-9590</meta:generator>
  </office:meta>
</office:document-meta>
</file>